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8f8" officeooo:paragraph-rsid="001ba8f8"/>
    </style:style>
    <style:style style:name="P2" style:family="paragraph" style:parent-style-name="Standard">
      <style:text-properties style:text-underline-style="none" officeooo:rsid="001d5fe4" officeooo:paragraph-rsid="001d5fe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2deb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d5fe4" style:font-size-asian="8.75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d5fe4" style:font-size-asian="8.75pt" style:font-size-complex="10pt"/>
    </style:style>
    <style:style style:name="T7" style:family="text">
      <style:text-properties fo:font-size="10pt" style:text-underline-style="none" officeooo:rsid="001d5fe4" style:font-size-asian="8.75pt" style:font-size-complex="10pt"/>
    </style:style>
    <style:style style:name="T8" style:family="text">
      <style:text-properties fo:font-size="10pt" style:text-underline-style="solid" style:text-underline-type="double" style:text-underline-width="auto" style:text-underline-color="font-color" officeooo:rsid="001d5fe4" style:font-size-asian="8.75pt" style:font-size-complex="10pt"/>
    </style:style>
    <style:style style:name="T9" style:family="text">
      <style:text-properties fo:font-size="8pt" officeooo:rsid="001d5fe4" style:font-size-asian="7pt" style:font-size-complex="8pt"/>
    </style:style>
    <style:style style:name="T10" style:family="text">
      <style:text-properties officeooo:rsid="001d5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EADO(<text:span text:style-name="T1">cedula</text:span><text:span text:style-name="T2">, nombre, apellido, direccion, correo, sexo, edad</text:span>)</text:p>
      <text:p text:style-name="P1"/>
      <text:p text:style-name="P1">TELEFONO_E(<text:span text:style-name="T1">numero, cedula_e</text:span>)</text:p>
      <text:p text:style-name="P1"/>
      <text:p text:style-name="P1">CLIENTE(<text:span text:style-name="T1">cedula</text:span><text:span text:style-name="T2">, nombre, apellido, direccion, correo, sexo, edad</text:span>)</text:p>
      <text:p text:style-name="P1"/>
      <text:p text:style-name="P1">TELEFONO_C(<text:span text:style-name="T1">numero, cedula_c</text:span>)</text:p>
      <text:p text:style-name="P1"><text:s text:c="70"/><text:span text:style-name="T8">EMPLEADO</text:span> <text:s text:c="2"/><text:span text:style-name="T8"><text:s text:c="11"/>PRIMA <text:s text:c="10"/></text:span></text:p>
      <text:p text:style-name="P1">DEPENDIENTES(<text:span text:style-name="T1">nombre, apellido, edad, <text:s text:c="2"/>cedula_e <text:s/></text:span><text:span text:style-name="T2">, <text:s/>sexo, grupo_</text:span><text:span text:style-name="T3">etario</text:span>)</text:p>
      <text:p text:style-name="P1"/>
      <text:p text:style-name="P2">PRIMA(<text:span text:style-name="T1">sexo, grupo_etario</text:span>, monto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5:19.821177640</meta:creation-date>
    <dc:date>2015-05-17T01:08:16.642445374</dc:date>
    <meta:editing-duration>PT7M34S</meta:editing-duration>
    <meta:editing-cycles>1</meta:editing-cycles>
    <meta:document-statistic meta:table-count="0" meta:image-count="0" meta:object-count="0" meta:page-count="1" meta:paragraph-count="7" meta:word-count="30" meta:character-count="396" meta:non-whitespace-character-count="275"/>
    <meta:generator>LibreOffice/4.4.2.2$Linux_X86_64 LibreOffice_project/40m0$Build-2</meta:generator>
  </office:meta>
</office:document-meta>
</file>